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use-window-font-color="true" style:font-name="Ubuntu Light" fo:font-size="11pt" officeooo:rsid="001e6203" officeooo:paragraph-rsid="001e6203" style:font-size-asian="9.60000038146973pt" style:font-size-complex="11pt"/>
    </style:style>
    <style:style style:name="P2" style:family="paragraph" style:parent-style-name="Standard">
      <style:text-properties style:use-window-font-color="true" style:font-name="Ubuntu Light" fo:font-size="11pt" officeooo:rsid="00234fdf" officeooo:paragraph-rsid="00234fdf" style:font-size-asian="9.60000038146973pt" style:font-size-complex="11pt"/>
    </style:style>
    <style:style style:name="P3" style:family="paragraph" style:parent-style-name="Standard">
      <style:text-properties style:use-window-font-color="true" style:font-name="Ubuntu Light" fo:font-size="11pt" officeooo:rsid="002461ee" officeooo:paragraph-rsid="002461ee" style:font-size-asian="9.60000038146973pt" style:font-size-complex="11pt"/>
    </style:style>
    <style:style style:name="P4" style:family="paragraph" style:parent-style-name="Standard">
      <style:text-properties style:use-window-font-color="true" style:font-name="Ubuntu Light" fo:font-size="11pt" officeooo:rsid="001e6203" officeooo:paragraph-rsid="001e6203" style:font-size-asian="9.60000038146973pt" style:font-size-complex="11pt"/>
    </style:style>
    <style:style style:name="P5" style:family="paragraph" style:parent-style-name="Standard">
      <style:text-properties style:use-window-font-color="true" style:font-name="Ubuntu Light" fo:font-size="11pt" officeooo:rsid="00263dce" officeooo:paragraph-rsid="00263dce" style:font-size-asian="9.60000038146973pt" style:font-size-complex="11pt"/>
    </style:style>
    <style:style style:name="P6" style:family="paragraph" style:parent-style-name="Standard">
      <style:text-properties style:use-window-font-color="true" style:font-name="Ubuntu Light" fo:font-size="11pt" officeooo:rsid="001fc816" officeooo:paragraph-rsid="001e6203" style:font-size-asian="9.60000038146973pt" style:font-size-complex="11pt"/>
    </style:style>
    <style:style style:name="P7" style:family="paragraph" style:parent-style-name="Standard">
      <style:text-properties style:use-window-font-color="true" style:font-name="Ubuntu Light" fo:font-size="11pt" officeooo:rsid="0026b015" officeooo:paragraph-rsid="002814f1" style:font-size-asian="9.60000038146973pt" style:font-size-complex="11pt"/>
    </style:style>
    <style:style style:name="P8" style:family="paragraph" style:parent-style-name="Standard">
      <style:text-properties style:use-window-font-color="true" style:font-name="Ubuntu Light" fo:font-size="11pt" officeooo:rsid="002814f1" officeooo:paragraph-rsid="002814f1" style:font-size-asian="9.60000038146973pt" style:font-size-complex="11pt"/>
    </style:style>
    <style:style style:name="P9" style:family="paragraph" style:parent-style-name="Standard">
      <style:text-properties style:use-window-font-color="true" style:font-name="Ubuntu Light" fo:font-size="11pt" officeooo:rsid="002af081" officeooo:paragraph-rsid="002af081" style:font-size-asian="9.60000038146973pt" style:font-size-complex="11pt"/>
    </style:style>
    <style:style style:name="T1" style:family="text">
      <style:text-properties officeooo:rsid="002461ee"/>
    </style:style>
    <style:style style:name="T2" style:family="text">
      <style:text-properties officeooo:rsid="00263dce"/>
    </style:style>
    <style:style style:name="T3" style:family="text">
      <style:text-properties officeooo:rsid="002814f1"/>
    </style:style>
    <style:style style:name="T4" style:family="text">
      <style:text-properties officeooo:rsid="001e620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apport Livrable 2 – Novembre 2014</text:p>
      <text:p text:style-name="P9"/>
      <text:p text:style-name="P9">Mips32 emulateur – Deuxieme incrément</text:p>
      <text:p text:style-name="P9"/>
      <text:p text:style-name="P9">Nom et prénom: Mantovani, Luciano</text:p>
      <text:p text:style-name="P9"/>
      <text:p text:style-name="P9"/>
      <text:p text:style-name="P9">Concernant le dictionnaire d'instructions</text:p>
      <text:p text:style-name="P9"/>
      <text:p text:style-name="P9">Le fichier disassembler.c a des fonctions qui permettent de lire donnés de 32 bits et dire a quel est le code d'operation lu dans le numéro. Dans ce moment, on ne peut que dire quel est le code d'operation lors de lire le donné de 32 bits. Il manque encore le dictionnaire que dit tous l'information concernant de l'operation qu'on a lu. <text:s/></text:p>
      <text:p text:style-name="P9"/>
      <text:p text:style-name="P9">Concernant le mémoire et le traitement du fichiers elf</text:p>
      <text:p text:style-name="P9"/>
      <text:p text:style-name="P9">La mise en place de la mémoire n'est pas encore bien fait. L'objectif est d'utiliser les fonctions des fichiers du dossier « elfapi » pour lire un fichier elf et créer et charger la mémoire avec les données lus dans ce fichier.. Maintenant, les fonctions dans le fichier « elfmanager.c » essayent de faire ça, mais ils ne le font pas de forme complète ou efficace. Dans ce moment, les tests ont des bons résultats, mais c'est nécessaire de changer le fichier source.</text:p>
      <text:p text:style-name="P9"/>
      <text:p text:style-name="P9">La gestion de mémoire se fait de la même façon que le premier incrément. Cependant, l'objectif maintenant c'est de changer les fonctions d'ecriture et de lecture et les adapter a la gestion de mémoire proposée par les fonctions du dossier « elfapi ».</text:p>
      <text:p text:style-name="P9"/>
      <text:p text:style-name="P9">La fonction main crée un bloc mémoire de 20 Mo qui est provisoire ; <text:s/>ça sert seulement pour essayer les fonctions d'écriture et de lecture de la mémoire.</text:p>
      <text:p text:style-name="P9"/>
      <text:p text:style-name="P9">Documentation</text:p>
      <text:p text:style-name="P9"/>
      <text:p text:style-name="P9">On a utilisé le soft Doxygen pour faire la documentation. Le HTML output c'est le suivant :</text:p>
      <text:p text:style-name="P9"/>
      <text:p text:style-name="P9">file:///home/lucho/lucho/emuladormips/mips32-emulator/doc/html/pages.html</text:p>
      <text:p text:style-name="P9"/>
      <text:p text:style-name="P9">Dépôt</text:p>
      <text:p text:style-name="P9"/>
      <text:p text:style-name="P9">On a utilisé GitHub comme dépôt pour le programme. Pour cloner ou générer un pull request :</text:p>
      <text:p text:style-name="P9"/>
      <text:p text:style-name="P9">https://github.com/LuchoManto/mips32-emulato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Ubuntu Light" svg:font-family="'Ubuntu Light'"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0T09:20:05.297750071</meta:creation-date>
    <meta:editing-duration>PT2H25S</meta:editing-duration>
    <meta:editing-cycles>6</meta:editing-cycles>
    <meta:generator>LibreOffice/4.2.7.2$Linux_X86_64 LibreOffice_project/420m0$Build-2</meta:generator>
    <meta:initial-creator>lucho </meta:initial-creator>
    <dc:date>2014-11-17T15:47:08.302489637</dc:date>
    <dc:creator>lucho </dc:creator>
    <meta:document-statistic meta:table-count="0" meta:image-count="0" meta:object-count="0" meta:page-count="1" meta:paragraph-count="15" meta:word-count="281" meta:character-count="1725" meta:non-whitespace-character-count="1454"/>
  </office:meta>
</office:document-meta>
</file>